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6.106cm" loext:decorative="false"/>
      <style:paragraph-properties style:writing-mode="lr-tb"/>
    </style:style>
    <style:style style:name="gr4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5.751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2.022cm" fo:min-width="0.208cm" fo:padding-top="0.15cm" fo:padding-bottom="0.15cm" fo:padding-left="0.275cm" fo:padding-right="0.275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127622" draw:marker-start-width="0.279cm" draw:marker-end-width="0.279cm" draw:fill="none" loext:fill-use-slide-background="false" draw:textarea-horizontal-align="justify" draw:textarea-vertical-align="middle" draw:auto-grow-height="false" fo:min-height="5.768cm" fo:min-width="19.3cm" fo:padding-top="0.15cm" fo:padding-bottom="0.15cm" fo:padding-left="0.275cm" fo:padding-right="0.27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291cm" svg:y1="9.991cm" svg:x2="27.891cm" svg:y2="9.991cm">
          <text:p/>
        </draw:line>
        <draw:frame draw:style-name="gr2" draw:text-style-name="P2" draw:layer="layout" svg:width="1.886cm" svg:height="0.962cm" svg:x="26.191cm" svg:y="10.591cm">
          <draw:text-box>
            <text:p>Time</text:p>
          </draw:text-box>
        </draw:frame>
        <draw:frame draw:style-name="gr3" draw:text-style-name="P4" draw:layer="layout" svg:width="6.606cm" svg:height="1.673cm" svg:x="9.391cm" svg:y="2.291cm">
          <draw:text-box>
            <text:p text:style-name="P3">Existing Experimenal </text:p>
            <text:p text:style-name="P3">Design Plan</text:p>
          </draw:text-box>
        </draw:frame>
        <draw:line draw:style-name="gr4" draw:text-style-name="P1" draw:layer="layout" svg:x1="8.691cm" svg:y1="3.091cm" svg:x2="5.791cm" svg:y2="6.991cm">
          <text:p/>
        </draw:line>
        <draw:frame draw:style-name="gr5" draw:text-style-name="P2" draw:layer="layout" svg:width="5.933cm" svg:height="0.962cm" svg:x="2.491cm" svg:y="7.091cm">
          <draw:text-box>
            <text:p>Start of Experiment</text:p>
          </draw:text-box>
        </draw:frame>
        <draw:frame draw:style-name="gr6" draw:text-style-name="P6" draw:layer="layout" svg:width="6.251cm" svg:height="1.673cm" svg:x="1.591cm" svg:y="2.291cm">
          <draw:text-box>
            <text:p text:style-name="P5">Upcoming Research</text:p>
            <text:p text:style-name="P3">Question</text:p>
          </draw:text-box>
        </draw:frame>
        <draw:line draw:style-name="gr7" draw:text-style-name="P1" draw:layer="layout" svg:x1="7.791cm" svg:y1="3.091cm" svg:x2="9.391cm" svg:y2="3.091cm">
          <text:p/>
        </draw:line>
        <draw:line draw:style-name="gr4" draw:text-style-name="P1" draw:layer="layout" svg:x1="4.991cm" svg:y1="7.991cm" svg:x2="5.004cm" svg:y2="9.978cm">
          <text:p/>
        </draw:line>
        <draw:frame draw:style-name="gr8" draw:text-style-name="P2" draw:layer="layout" svg:width="5.722cm" svg:height="0.962cm" svg:x="15.492cm" svg:y="7.092cm">
          <draw:text-box>
            <text:p>End of Experiment</text:p>
          </draw:text-box>
        </draw:frame>
        <draw:line draw:style-name="gr4" draw:text-style-name="P1" draw:layer="layout" svg:x1="17.992cm" svg:y1="7.992cm" svg:x2="18.005cm" svg:y2="9.979cm">
          <text:p/>
        </draw:line>
        <draw:custom-shape draw:style-name="gr9" draw:text-style-name="P1" draw:layer="layout" svg:width="2.1cm" svg:height="13cm" draw:transform="rotate (-1.5707963267949) translate (17.991cm 10.09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2" draw:layer="layout" svg:width="5.51cm" svg:height="0.962cm" svg:x="8.891cm" svg:y="12.391cm">
          <draw:text-box>
            <text:p>Collection of Data</text:p>
          </draw:text-box>
        </draw:frame>
        <draw:frame draw:style-name="gr11" draw:text-style-name="P2" draw:layer="layout" svg:width="4.346cm" svg:height="0.962cm" svg:x="16.191cm" svg:y="14.091cm">
          <draw:text-box>
            <text:p>Data Analysis</text:p>
          </draw:text-box>
        </draw:frame>
        <draw:line draw:style-name="gr4" draw:text-style-name="P1" draw:layer="layout" svg:x1="17.997cm" svg:y1="10.08cm" svg:x2="17.991cm" svg:y2="13.991cm">
          <text:p/>
        </draw:line>
        <draw:frame draw:style-name="gr12" draw:text-style-name="P2" draw:layer="layout" svg:width="2.301cm" svg:height="0.962cm" svg:x="10.291cm" svg:y="17.091cm">
          <draw:text-box>
            <text:p>Import</text:p>
          </draw:text-box>
        </draw:frame>
        <draw:line draw:style-name="gr4" draw:text-style-name="P1" draw:layer="layout" svg:x1="12.991cm" svg:y1="17.591cm" svg:x2="14.891cm" svg:y2="17.591cm">
          <text:p/>
        </draw:line>
        <draw:frame draw:style-name="gr13" draw:text-style-name="P2" draw:layer="layout" svg:width="3.042cm" svg:height="0.962cm" svg:x="15.091cm" svg:y="17.091cm">
          <draw:text-box>
            <text:p>Clean up</text:p>
          </draw:text-box>
        </draw:frame>
        <draw:frame draw:style-name="gr14" draw:text-style-name="P2" draw:layer="layout" svg:width="3.368cm" svg:height="0.962cm" svg:x="19.891cm" svg:y="15.691cm">
          <draw:text-box>
            <text:p>Transform</text:p>
          </draw:text-box>
        </draw:frame>
        <draw:frame draw:style-name="gr15" draw:text-style-name="P2" draw:layer="layout" svg:width="3.029cm" svg:height="0.962cm" svg:x="24.891cm" svg:y="17.191cm">
          <draw:text-box>
            <text:p>Visualize</text:p>
          </draw:text-box>
        </draw:frame>
        <draw:frame draw:style-name="gr16" draw:text-style-name="P2" draw:layer="layout" svg:width="2.229cm" svg:height="0.962cm" svg:x="20.291cm" svg:y="18.591cm">
          <draw:text-box>
            <text:p>Model</text:p>
          </draw:text-box>
        </draw:frame>
        <draw:line draw:style-name="gr4" draw:text-style-name="P1" draw:layer="layout" svg:x1="18.178cm" svg:y1="17.591cm" svg:x2="20.091cm" svg:y2="16.491cm">
          <text:p/>
        </draw:line>
        <draw:line draw:style-name="gr4" draw:text-style-name="P1" draw:layer="layout" svg:x1="23.591cm" svg:y1="16.291cm" svg:x2="26.278cm" svg:y2="16.991cm">
          <text:p/>
        </draw:line>
        <draw:line draw:style-name="gr4" draw:text-style-name="P1" draw:layer="layout" svg:x1="26.291cm" svg:y1="18.091cm" svg:x2="22.678cm" svg:y2="19.091cm">
          <text:p/>
        </draw:line>
        <draw:line draw:style-name="gr4" draw:text-style-name="P1" draw:layer="layout" svg:x1="21.391cm" svg:y1="18.491cm" svg:x2="21.378cm" svg:y2="16.691cm">
          <text:p/>
        </draw:line>
        <draw:custom-shape draw:style-name="gr17" draw:text-style-name="P1" draw:layer="layout" svg:width="19.8cm" svg:height="6.018cm" svg:x="9.091cm" svg:y="13.99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6.306cm" svg:height="0.725cm" svg:x="9.091cm" svg:y="19.191cm">
          <draw:text-box>
            <text:p><text:span text:style-name="T1">See https://r4ds.hadley.nz/intr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2T06:53:15.841982095</dc:date>
    <meta:editing-duration>PT19H27M12S</meta:editing-duration>
    <meta:editing-cycles>6</meta:editing-cycles>
    <meta:generator>LibreOffice/24.2.2.2$MacOSX_AARCH64 LibreOffice_project/d56cc158d8a96260b836f100ef4b4ef25d6f1a01</meta:generator>
    <meta:document-statistic meta:object-count="26"/>
  </office:meta>
</office:document-meta>
</file>